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29fc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000000" draw:marker-start="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53cm" svg:stroke-color="#000000" draw:marker-start="" draw:marker-start-width="0.279cm" draw:marker-end="Arrowheads_20_1" draw:marker-end-width="0.279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="Arrowheads_20_1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="Arrowheads_20_2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415cm" fo:min-width="2.362cm" fo:padding-top="0.151cm" fo:padding-bottom="0.151cm" fo:padding-left="0.276cm" fo:padding-right="0.27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213cm" fo:min-width="3.963cm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1.622cm" fo:min-width="3.963cm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4.213cm" fo:min-width="1.157cm"/>
    </style:style>
    <style:style style:name="gr18" style:family="graphic" style:parent-style-name="objectwithoutfill">
      <style:graphic-properties svg:stroke-width="0.081cm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2.905cm" svg:x2="3.222cm" svg:y2="7.032cm">
          <text:p/>
        </draw:line>
        <draw:line draw:style-name="gr1" draw:text-style-name="P1" draw:layer="layout" svg:x1="2.587cm" svg:y1="6.397cm" svg:x2="8.302cm" svg:y2="6.397cm">
          <text:p/>
        </draw:line>
        <draw:line draw:style-name="gr2" draw:text-style-name="P1" draw:layer="layout" svg:x1="4.557cm" svg:y1="6.397cm" svg:x2="4.557cm" svg:y2="7.032cm">
          <text:p/>
        </draw:line>
        <draw:line draw:style-name="gr2" draw:text-style-name="P1" draw:layer="layout" svg:x1="3.857cm" svg:y1="6.398cm" svg:x2="3.857cm" svg:y2="7.033cm">
          <text:p/>
        </draw:line>
        <draw:line draw:style-name="gr2" draw:text-style-name="P1" draw:layer="layout" svg:x1="5.257cm" svg:y1="6.398cm" svg:x2="5.257cm" svg:y2="7.033cm">
          <text:p/>
        </draw:line>
        <draw:line draw:style-name="gr2" draw:text-style-name="P1" draw:layer="layout" svg:x1="5.957cm" svg:y1="6.399cm" svg:x2="5.957cm" svg:y2="7.034cm">
          <text:p/>
        </draw:line>
        <draw:line draw:style-name="gr2" draw:text-style-name="P1" draw:layer="layout" svg:x1="6.657cm" svg:y1="6.4cm" svg:x2="6.657cm" svg:y2="7.035cm">
          <text:p/>
        </draw:line>
        <draw:line draw:style-name="gr2" draw:text-style-name="P1" draw:layer="layout" svg:x1="7.357cm" svg:y1="6.4cm" svg:x2="7.357cm" svg:y2="7.035cm">
          <text:p/>
        </draw:line>
        <draw:line draw:style-name="gr2" draw:text-style-name="P1" draw:layer="layout" svg:x1="8.057cm" svg:y1="6.401cm" svg:x2="8.057cm" svg:y2="7.036cm">
          <text:p/>
        </draw:line>
        <draw:line draw:style-name="gr2" draw:text-style-name="P1" draw:layer="layout" svg:x1="3.222cm" svg:y1="5.762cm" svg:x2="2.587cm" svg:y2="5.762cm">
          <text:p/>
        </draw:line>
        <draw:line draw:style-name="gr2" draw:text-style-name="P1" draw:layer="layout" svg:x1="3.223cm" svg:y1="5.062cm" svg:x2="2.588cm" svg:y2="5.062cm">
          <text:p/>
        </draw:line>
        <draw:line draw:style-name="gr2" draw:text-style-name="P1" draw:layer="layout" svg:x1="3.223cm" svg:y1="4.362cm" svg:x2="2.588cm" svg:y2="4.362cm">
          <text:p/>
        </draw:line>
        <draw:line draw:style-name="gr2" draw:text-style-name="P1" draw:layer="layout" svg:x1="3.224cm" svg:y1="3.662cm" svg:x2="2.589cm" svg:y2="3.662cm">
          <text:p/>
        </draw:line>
        <draw:line draw:style-name="gr2" draw:text-style-name="P1" draw:layer="layout" svg:x1="3.225cm" svg:y1="2.962cm" svg:x2="2.59cm" svg:y2="2.962cm">
          <text:p/>
        </draw:line>
        <draw:custom-shape draw:style-name="gr3" draw:text-style-name="P2" draw:layer="layout" svg:width="0.318cm" svg:height="0.317cm" svg:x="5.762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22cm" svg:y1="6.397cm" svg:x2="5.762cm" svg:y2="4.492cm">
          <text:p/>
        </draw:line>
        <draw:frame draw:style-name="gr5" draw:text-style-name="P3" draw:layer="layout" svg:width="1.588cm" svg:height="0.962cm" svg:x="5.762cm" svg:y="3.222cm">
          <draw:text-box>
            <text:p>P</text:p>
          </draw:text-box>
        </draw:frame>
        <draw:line draw:style-name="gr6" draw:text-style-name="P1" draw:layer="layout" svg:x1="3.21cm" svg:y1="6.408cm" svg:x2="3.222cm" svg:y2="4.175cm">
          <text:p/>
        </draw:line>
        <draw:line draw:style-name="gr6" draw:text-style-name="P1" draw:layer="layout" svg:x1="3.21cm" svg:y1="6.408cm" svg:x2="6.08cm" svg:y2="6.397cm">
          <text:p/>
        </draw:line>
        <draw:frame draw:style-name="gr5" draw:text-style-name="P3" draw:layer="layout" svg:width="0.952cm" svg:height="0.962cm" svg:x="2.27cm" svg:y="4.81cm">
          <draw:text-box>
            <text:p>a</text:p>
          </draw:text-box>
        </draw:frame>
        <draw:frame draw:style-name="gr5" draw:text-style-name="P3" draw:layer="layout" svg:width="0.952cm" svg:height="0.962cm" svg:x="4.175cm" svg:y="6.415cm">
          <draw:text-box>
            <text:p>b</text:p>
          </draw:text-box>
        </draw:frame>
        <draw:frame draw:style-name="gr5" draw:text-style-name="P3" draw:layer="layout" svg:width="0.635cm" svg:height="0.962cm" svg:x="3.857cm" svg:y="4.81cm">
          <draw:text-box>
            <text:p>v</text:p>
          </draw:text-box>
        </draw:frame>
        <draw:line draw:style-name="gr1" draw:text-style-name="P1" draw:layer="layout" svg:x1="10.842cm" svg:y1="2.905cm" svg:x2="10.842cm" svg:y2="7.032cm">
          <text:p/>
        </draw:line>
        <draw:line draw:style-name="gr1" draw:text-style-name="P1" draw:layer="layout" svg:x1="10.207cm" svg:y1="6.397cm" svg:x2="15.922cm" svg:y2="6.397cm">
          <text:p/>
        </draw:line>
        <draw:line draw:style-name="gr2" draw:text-style-name="P1" draw:layer="layout" svg:x1="12.177cm" svg:y1="6.397cm" svg:x2="12.177cm" svg:y2="7.032cm">
          <text:p/>
        </draw:line>
        <draw:line draw:style-name="gr2" draw:text-style-name="P1" draw:layer="layout" svg:x1="11.477cm" svg:y1="6.398cm" svg:x2="11.477cm" svg:y2="7.033cm">
          <text:p/>
        </draw:line>
        <draw:line draw:style-name="gr2" draw:text-style-name="P1" draw:layer="layout" svg:x1="12.877cm" svg:y1="6.398cm" svg:x2="12.877cm" svg:y2="7.033cm">
          <text:p/>
        </draw:line>
        <draw:line draw:style-name="gr2" draw:text-style-name="P1" draw:layer="layout" svg:x1="13.577cm" svg:y1="6.399cm" svg:x2="13.577cm" svg:y2="7.034cm">
          <text:p/>
        </draw:line>
        <draw:line draw:style-name="gr2" draw:text-style-name="P1" draw:layer="layout" svg:x1="14.277cm" svg:y1="6.4cm" svg:x2="14.277cm" svg:y2="7.035cm">
          <text:p/>
        </draw:line>
        <draw:line draw:style-name="gr2" draw:text-style-name="P1" draw:layer="layout" svg:x1="14.977cm" svg:y1="6.4cm" svg:x2="14.977cm" svg:y2="7.035cm">
          <text:p/>
        </draw:line>
        <draw:line draw:style-name="gr2" draw:text-style-name="P1" draw:layer="layout" svg:x1="15.677cm" svg:y1="6.401cm" svg:x2="15.677cm" svg:y2="7.036cm">
          <text:p/>
        </draw:line>
        <draw:line draw:style-name="gr2" draw:text-style-name="P1" draw:layer="layout" svg:x1="10.842cm" svg:y1="5.762cm" svg:x2="10.207cm" svg:y2="5.762cm">
          <text:p/>
        </draw:line>
        <draw:line draw:style-name="gr2" draw:text-style-name="P1" draw:layer="layout" svg:x1="10.843cm" svg:y1="5.062cm" svg:x2="10.208cm" svg:y2="5.062cm">
          <text:p/>
        </draw:line>
        <draw:line draw:style-name="gr2" draw:text-style-name="P1" draw:layer="layout" svg:x1="10.843cm" svg:y1="4.362cm" svg:x2="10.208cm" svg:y2="4.362cm">
          <text:p/>
        </draw:line>
        <draw:line draw:style-name="gr2" draw:text-style-name="P1" draw:layer="layout" svg:x1="10.844cm" svg:y1="3.662cm" svg:x2="10.209cm" svg:y2="3.662cm">
          <text:p/>
        </draw:line>
        <draw:line draw:style-name="gr2" draw:text-style-name="P1" draw:layer="layout" svg:x1="10.845cm" svg:y1="2.962cm" svg:x2="10.21cm" svg:y2="2.962cm">
          <text:p/>
        </draw:line>
        <draw:custom-shape draw:style-name="gr3" draw:text-style-name="P2" draw:layer="layout" svg:width="0.318cm" svg:height="0.317cm" svg:x="14.682cm" svg:y="3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142cm" svg:y1="5.597cm" svg:x2="14.682cm" svg:y2="3.692cm">
          <text:p/>
        </draw:line>
        <draw:frame draw:style-name="gr5" draw:text-style-name="P3" draw:layer="layout" svg:width="1.588cm" svg:height="0.962cm" svg:x="11.282cm" svg:y="5.122cm">
          <draw:text-box>
            <text:p>P</text:p>
          </draw:text-box>
        </draw:frame>
        <draw:line draw:style-name="gr6" draw:text-style-name="P1" draw:layer="layout" svg:x1="12.13cm" svg:y1="5.608cm" svg:x2="12.142cm" svg:y2="3.375cm">
          <text:p/>
        </draw:line>
        <draw:line draw:style-name="gr6" draw:text-style-name="P1" draw:layer="layout" svg:x1="12.13cm" svg:y1="5.608cm" svg:x2="15cm" svg:y2="5.597cm">
          <text:p/>
        </draw:line>
        <draw:frame draw:style-name="gr5" draw:text-style-name="P3" draw:layer="layout" svg:width="0.952cm" svg:height="0.962cm" svg:x="11.19cm" svg:y="4.11cm">
          <draw:text-box>
            <text:p>a</text:p>
          </draw:text-box>
        </draw:frame>
        <draw:frame draw:style-name="gr5" draw:text-style-name="P3" draw:layer="layout" svg:width="0.952cm" svg:height="0.962cm" svg:x="13.095cm" svg:y="5.515cm">
          <draw:text-box>
            <text:p>b</text:p>
          </draw:text-box>
        </draw:frame>
        <draw:frame draw:style-name="gr5" draw:text-style-name="P3" draw:layer="layout" svg:width="0.635cm" svg:height="0.962cm" svg:x="12.777cm" svg:y="4.01cm">
          <draw:text-box>
            <text:p>v</text:p>
          </draw:text-box>
        </draw:frame>
        <draw:frame draw:style-name="gr5" draw:text-style-name="P3" draw:layer="layout" svg:width="1.588cm" svg:height="0.962cm" svg:x="14.682cm" svg:y="2.622cm">
          <draw:text-box>
            <text:p>Q</text:p>
          </draw:text-box>
        </draw:frame>
        <draw:custom-shape draw:style-name="gr3" draw:text-style-name="P2" draw:layer="layout" svg:width="0.318cm" svg:height="0.317cm" svg:x="11.983cm" svg:y="5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05cm" svg:y1="11.795cm" svg:x2="2.874cm" svg:y2="16.871cm">
          <text:p/>
        </draw:line>
        <draw:line draw:style-name="gr1" draw:text-style-name="P1" draw:layer="layout" svg:x1="2.239cm" svg:y1="16.248cm" svg:x2="10.604cm" svg:y2="16.248cm">
          <text:p/>
        </draw:line>
        <draw:line draw:style-name="gr2" draw:text-style-name="P1" draw:layer="layout" svg:x1="4.209cm" svg:y1="16.236cm" svg:x2="4.209cm" svg:y2="16.871cm">
          <text:p/>
        </draw:line>
        <draw:line draw:style-name="gr2" draw:text-style-name="P1" draw:layer="layout" svg:x1="3.509cm" svg:y1="16.237cm" svg:x2="3.509cm" svg:y2="16.872cm">
          <text:p/>
        </draw:line>
        <draw:line draw:style-name="gr2" draw:text-style-name="P1" draw:layer="layout" svg:x1="4.909cm" svg:y1="16.237cm" svg:x2="4.909cm" svg:y2="16.872cm">
          <text:p/>
        </draw:line>
        <draw:line draw:style-name="gr2" draw:text-style-name="P1" draw:layer="layout" svg:x1="5.609cm" svg:y1="16.238cm" svg:x2="5.609cm" svg:y2="16.873cm">
          <text:p/>
        </draw:line>
        <draw:line draw:style-name="gr2" draw:text-style-name="P1" draw:layer="layout" svg:x1="6.309cm" svg:y1="16.239cm" svg:x2="6.309cm" svg:y2="16.874cm">
          <text:p/>
        </draw:line>
        <draw:line draw:style-name="gr2" draw:text-style-name="P1" draw:layer="layout" svg:x1="7.009cm" svg:y1="16.239cm" svg:x2="7.009cm" svg:y2="16.874cm">
          <text:p/>
        </draw:line>
        <draw:line draw:style-name="gr2" draw:text-style-name="P1" draw:layer="layout" svg:x1="7.709cm" svg:y1="16.24cm" svg:x2="7.709cm" svg:y2="16.875cm">
          <text:p/>
        </draw:line>
        <draw:line draw:style-name="gr2" draw:text-style-name="P1" draw:layer="layout" svg:x1="2.874cm" svg:y1="15.601cm" svg:x2="2.239cm" svg:y2="15.601cm">
          <text:p/>
        </draw:line>
        <draw:line draw:style-name="gr2" draw:text-style-name="P1" draw:layer="layout" svg:x1="2.875cm" svg:y1="14.901cm" svg:x2="2.24cm" svg:y2="14.901cm">
          <text:p/>
        </draw:line>
        <draw:line draw:style-name="gr2" draw:text-style-name="P1" draw:layer="layout" svg:x1="2.875cm" svg:y1="14.201cm" svg:x2="2.24cm" svg:y2="14.201cm">
          <text:p/>
        </draw:line>
        <draw:line draw:style-name="gr2" draw:text-style-name="P1" draw:layer="layout" svg:x1="2.876cm" svg:y1="13.501cm" svg:x2="2.241cm" svg:y2="13.501cm">
          <text:p/>
        </draw:line>
        <draw:line draw:style-name="gr2" draw:text-style-name="P1" draw:layer="layout" svg:x1="2.877cm" svg:y1="12.801cm" svg:x2="2.242cm" svg:y2="12.801cm">
          <text:p/>
        </draw:line>
        <draw:custom-shape draw:style-name="gr3" draw:text-style-name="P2" draw:layer="layout" svg:width="0.318cm" svg:height="0.317cm" svg:x="5.714cm" svg:y="12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74cm" svg:y1="15.436cm" svg:x2="5.762cm" svg:y2="13.065cm">
          <text:p/>
        </draw:line>
        <draw:frame draw:style-name="gr5" draw:text-style-name="P3" draw:layer="layout" svg:width="1.588cm" svg:height="0.962cm" svg:x="3.314cm" svg:y="14.961cm">
          <draw:text-box>
            <text:p>P</text:p>
          </draw:text-box>
        </draw:frame>
        <draw:line draw:style-name="gr6" draw:text-style-name="P1" draw:layer="layout" svg:x1="4.162cm" svg:y1="15.447cm" svg:x2="4.175cm" svg:y2="12.112cm">
          <text:p/>
        </draw:line>
        <draw:line draw:style-name="gr6" draw:text-style-name="P1" draw:layer="layout" svg:x1="4.161cm" svg:y1="15.467cm" svg:x2="9.891cm" svg:y2="15.467cm">
          <text:p/>
        </draw:line>
        <draw:frame draw:style-name="gr5" draw:text-style-name="P3" draw:layer="layout" svg:width="0.952cm" svg:height="0.962cm" svg:x="3.222cm" svg:y="13.949cm">
          <draw:text-box>
            <text:p>a</text:p>
          </draw:text-box>
        </draw:frame>
        <draw:frame draw:style-name="gr5" draw:text-style-name="P3" draw:layer="layout" svg:width="0.952cm" svg:height="0.962cm" svg:x="5.127cm" svg:y="15.354cm">
          <draw:text-box>
            <text:p>b</text:p>
          </draw:text-box>
        </draw:frame>
        <draw:frame draw:style-name="gr5" draw:text-style-name="P3" draw:layer="layout" svg:width="0.635cm" svg:height="0.962cm" svg:x="4.409cm" svg:y="13.549cm">
          <draw:text-box>
            <text:p>u</text:p>
          </draw:text-box>
        </draw:frame>
        <draw:frame draw:style-name="gr5" draw:text-style-name="P3" draw:layer="layout" svg:width="1.588cm" svg:height="0.962cm" svg:x="5.214cm" svg:y="11.861cm">
          <draw:text-box>
            <text:p>Q</text:p>
          </draw:text-box>
        </draw:frame>
        <draw:custom-shape draw:style-name="gr3" draw:text-style-name="P2" draw:layer="layout" svg:width="0.318cm" svg:height="0.317cm" svg:x="4.015cm" svg:y="15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32cm" svg:y1="12.982cm" svg:x2="9.609cm" svg:y2="12.183cm">
          <text:p/>
        </draw:line>
        <draw:line draw:style-name="gr2" draw:text-style-name="P1" draw:layer="layout" svg:x1="2.239cm" svg:y1="12.106cm" svg:x2="2.863cm" svg:y2="12.106cm">
          <text:p/>
        </draw:line>
        <draw:line draw:style-name="gr2" draw:text-style-name="P1" draw:layer="layout" svg:x1="2.875cm" svg:y1="11.401cm" svg:x2="2.24cm" svg:y2="11.401cm">
          <text:p/>
        </draw:line>
        <draw:line draw:style-name="gr2" draw:text-style-name="P1" draw:layer="layout" svg:x1="2.875cm" svg:y1="10.701cm" svg:x2="2.24cm" svg:y2="10.701cm">
          <text:p/>
        </draw:line>
        <draw:line draw:style-name="gr2" draw:text-style-name="P1" draw:layer="layout" svg:x1="2.876cm" svg:y1="10.001cm" svg:x2="2.241cm" svg:y2="10.001cm">
          <text:p/>
        </draw:line>
        <draw:line draw:style-name="gr2" draw:text-style-name="P1" draw:layer="layout" svg:x1="2.877cm" svg:y1="9.301cm" svg:x2="2.242cm" svg:y2="9.301cm">
          <text:p/>
        </draw:line>
        <draw:line draw:style-name="gr2" draw:text-style-name="P1" draw:layer="layout" svg:x1="9.109cm" svg:y1="16.237cm" svg:x2="9.109cm" svg:y2="16.872cm">
          <text:p/>
        </draw:line>
        <draw:line draw:style-name="gr2" draw:text-style-name="P1" draw:layer="layout" svg:x1="8.409cm" svg:y1="16.238cm" svg:x2="8.409cm" svg:y2="16.873cm">
          <text:p/>
        </draw:line>
        <draw:line draw:style-name="gr2" draw:text-style-name="P1" draw:layer="layout" svg:x1="9.809cm" svg:y1="16.26cm" svg:x2="9.809cm" svg:y2="16.873cm">
          <text:p/>
        </draw:line>
        <draw:line draw:style-name="gr2" draw:text-style-name="P1" draw:layer="layout" svg:x1="10.509cm" svg:y1="16.239cm" svg:x2="10.509cm" svg:y2="16.874cm">
          <text:p/>
        </draw:line>
        <draw:line draw:style-name="gr2" draw:text-style-name="P1" draw:layer="layout" svg:x1="11.209cm" svg:y1="16.24cm" svg:x2="11.209cm" svg:y2="16.875cm">
          <text:p/>
        </draw:line>
        <draw:line draw:style-name="gr2" draw:text-style-name="P1" draw:layer="layout" svg:x1="11.909cm" svg:y1="16.24cm" svg:x2="11.909cm" svg:y2="16.875cm">
          <text:p/>
        </draw:line>
        <draw:frame draw:style-name="gr5" draw:text-style-name="P3" draw:layer="layout" svg:width="1.588cm" svg:height="0.962cm" svg:x="9.814cm" svg:y="11.861cm">
          <draw:text-box>
            <text:p>R</text:p>
          </draw:text-box>
        </draw:frame>
        <draw:custom-shape draw:style-name="gr3" draw:text-style-name="P2" draw:layer="layout" svg:width="0.318cm" svg:height="0.317cm" svg:x="9.616cm" svg:y="1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318cm" svg:y1="15.382cm" svg:x2="9.658cm" svg:y2="12.28cm">
          <text:p/>
        </draw:line>
        <draw:frame draw:style-name="gr5" draw:text-style-name="P3" draw:layer="layout" svg:width="0.635cm" svg:height="0.962cm" svg:x="6.91cm" svg:y="11.749cm">
          <draw:text-box>
            <text:p>v</text:p>
          </draw:text-box>
        </draw:frame>
        <draw:frame draw:style-name="gr5" draw:text-style-name="P3" draw:layer="layout" svg:width="0.635cm" svg:height="0.962cm" svg:x="7.01cm" svg:y="13.549cm">
          <draw:text-box>
            <text:p>w</text:p>
          </draw:text-box>
        </draw:frame>
        <draw:line draw:style-name="gr1" draw:text-style-name="P1" draw:layer="layout" svg:x1="2.885cm" svg:y1="20.713cm" svg:x2="2.854cm" svg:y2="25.789cm">
          <text:p/>
        </draw:line>
        <draw:line draw:style-name="gr1" draw:text-style-name="P1" draw:layer="layout" svg:x1="2.219cm" svg:y1="25.166cm" svg:x2="10.584cm" svg:y2="25.166cm">
          <text:p/>
        </draw:line>
        <draw:line draw:style-name="gr2" draw:text-style-name="P1" draw:layer="layout" svg:x1="4.189cm" svg:y1="25.154cm" svg:x2="4.189cm" svg:y2="25.789cm">
          <text:p/>
        </draw:line>
        <draw:line draw:style-name="gr2" draw:text-style-name="P1" draw:layer="layout" svg:x1="3.489cm" svg:y1="25.155cm" svg:x2="3.489cm" svg:y2="25.79cm">
          <text:p/>
        </draw:line>
        <draw:line draw:style-name="gr2" draw:text-style-name="P1" draw:layer="layout" svg:x1="4.889cm" svg:y1="25.155cm" svg:x2="4.889cm" svg:y2="25.79cm">
          <text:p/>
        </draw:line>
        <draw:line draw:style-name="gr2" draw:text-style-name="P1" draw:layer="layout" svg:x1="5.589cm" svg:y1="25.156cm" svg:x2="5.589cm" svg:y2="25.791cm">
          <text:p/>
        </draw:line>
        <draw:line draw:style-name="gr2" draw:text-style-name="P1" draw:layer="layout" svg:x1="6.289cm" svg:y1="25.157cm" svg:x2="6.289cm" svg:y2="25.792cm">
          <text:p/>
        </draw:line>
        <draw:line draw:style-name="gr2" draw:text-style-name="P1" draw:layer="layout" svg:x1="6.989cm" svg:y1="25.157cm" svg:x2="6.989cm" svg:y2="25.792cm">
          <text:p/>
        </draw:line>
        <draw:line draw:style-name="gr2" draw:text-style-name="P1" draw:layer="layout" svg:x1="7.689cm" svg:y1="25.158cm" svg:x2="7.689cm" svg:y2="25.793cm">
          <text:p/>
        </draw:line>
        <draw:line draw:style-name="gr2" draw:text-style-name="P1" draw:layer="layout" svg:x1="2.854cm" svg:y1="24.519cm" svg:x2="2.219cm" svg:y2="24.519cm">
          <text:p/>
        </draw:line>
        <draw:line draw:style-name="gr2" draw:text-style-name="P1" draw:layer="layout" svg:x1="2.855cm" svg:y1="23.819cm" svg:x2="2.22cm" svg:y2="23.819cm">
          <text:p/>
        </draw:line>
        <draw:line draw:style-name="gr2" draw:text-style-name="P1" draw:layer="layout" svg:x1="2.855cm" svg:y1="23.119cm" svg:x2="2.22cm" svg:y2="23.119cm">
          <text:p/>
        </draw:line>
        <draw:line draw:style-name="gr2" draw:text-style-name="P1" draw:layer="layout" svg:x1="2.856cm" svg:y1="22.419cm" svg:x2="2.221cm" svg:y2="22.419cm">
          <text:p/>
        </draw:line>
        <draw:line draw:style-name="gr2" draw:text-style-name="P1" draw:layer="layout" svg:x1="9.851cm" svg:y1="22.019cm" svg:x2="2.822cm" svg:y2="22.019cm">
          <text:p/>
        </draw:line>
        <draw:custom-shape draw:style-name="gr3" draw:text-style-name="P2" draw:layer="layout" svg:width="0.318cm" svg:height="0.317cm" svg:x="5.694cm" svg:y="21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54cm" svg:y1="24.354cm" svg:x2="5.742cm" svg:y2="21.983cm">
          <text:p/>
        </draw:line>
        <draw:frame draw:style-name="gr5" draw:text-style-name="P3" draw:layer="layout" svg:width="1.588cm" svg:height="0.962cm" svg:x="3.294cm" svg:y="23.879cm">
          <draw:text-box>
            <text:p>P</text:p>
          </draw:text-box>
        </draw:frame>
        <draw:line draw:style-name="gr6" draw:text-style-name="P1" draw:layer="layout" svg:x1="4.142cm" svg:y1="24.365cm" svg:x2="4.155cm" svg:y2="21.03cm">
          <text:p/>
        </draw:line>
        <draw:line draw:style-name="gr6" draw:text-style-name="P1" draw:layer="layout" svg:x1="4.141cm" svg:y1="24.385cm" svg:x2="9.871cm" svg:y2="24.385cm">
          <text:p/>
        </draw:line>
        <draw:frame draw:style-name="gr5" draw:text-style-name="P3" draw:layer="layout" svg:width="0.952cm" svg:height="0.962cm" svg:x="3.202cm" svg:y="20.667cm">
          <draw:text-box>
            <text:p>a</text:p>
          </draw:text-box>
        </draw:frame>
        <draw:frame draw:style-name="gr5" draw:text-style-name="P3" draw:layer="layout" svg:width="0.952cm" svg:height="0.962cm" svg:x="9.207cm" svg:y="24.272cm">
          <draw:text-box>
            <text:p>b</text:p>
          </draw:text-box>
        </draw:frame>
        <draw:frame draw:style-name="gr5" draw:text-style-name="P3" draw:layer="layout" svg:width="0.635cm" svg:height="0.962cm" svg:x="4.289cm" svg:y="22.367cm">
          <draw:text-box>
            <text:p>u</text:p>
          </draw:text-box>
        </draw:frame>
        <draw:frame draw:style-name="gr5" draw:text-style-name="P3" draw:layer="layout" svg:width="1.588cm" svg:height="0.962cm" svg:x="5.194cm" svg:y="20.779cm">
          <draw:text-box>
            <text:p>Q</text:p>
          </draw:text-box>
        </draw:frame>
        <draw:custom-shape draw:style-name="gr3" draw:text-style-name="P2" draw:layer="layout" svg:width="0.318cm" svg:height="0.317cm" svg:x="3.995cm" svg:y="2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12cm" svg:y1="21.9cm" svg:x2="9.589cm" svg:y2="21.101cm">
          <text:p/>
        </draw:line>
        <draw:line draw:style-name="gr2" draw:text-style-name="P1" draw:layer="layout" svg:x1="2.219cm" svg:y1="21.024cm" svg:x2="2.843cm" svg:y2="21.024cm">
          <text:p/>
        </draw:line>
        <draw:line draw:style-name="gr2" draw:text-style-name="P1" draw:layer="layout" svg:x1="2.855cm" svg:y1="20.319cm" svg:x2="2.22cm" svg:y2="20.319cm">
          <text:p/>
        </draw:line>
        <draw:line draw:style-name="gr2" draw:text-style-name="P1" draw:layer="layout" svg:x1="2.855cm" svg:y1="19.619cm" svg:x2="2.22cm" svg:y2="19.619cm">
          <text:p/>
        </draw:line>
        <draw:line draw:style-name="gr2" draw:text-style-name="P1" draw:layer="layout" svg:x1="2.856cm" svg:y1="18.919cm" svg:x2="2.221cm" svg:y2="18.919cm">
          <text:p/>
        </draw:line>
        <draw:line draw:style-name="gr2" draw:text-style-name="P1" draw:layer="layout" svg:x1="2.857cm" svg:y1="18.219cm" svg:x2="2.222cm" svg:y2="18.219cm">
          <text:p/>
        </draw:line>
        <draw:line draw:style-name="gr2" draw:text-style-name="P1" draw:layer="layout" svg:x1="9.089cm" svg:y1="25.155cm" svg:x2="9.089cm" svg:y2="25.79cm">
          <text:p/>
        </draw:line>
        <draw:line draw:style-name="gr2" draw:text-style-name="P1" draw:layer="layout" svg:x1="8.389cm" svg:y1="25.156cm" svg:x2="8.389cm" svg:y2="25.791cm">
          <text:p/>
        </draw:line>
        <draw:line draw:style-name="gr2" draw:text-style-name="P1" draw:layer="layout" svg:x1="9.789cm" svg:y1="25.178cm" svg:x2="9.789cm" svg:y2="25.791cm">
          <text:p/>
        </draw:line>
        <draw:line draw:style-name="gr2" draw:text-style-name="P1" draw:layer="layout" svg:x1="10.489cm" svg:y1="25.157cm" svg:x2="10.489cm" svg:y2="25.792cm">
          <text:p/>
        </draw:line>
        <draw:line draw:style-name="gr2" draw:text-style-name="P1" draw:layer="layout" svg:x1="11.189cm" svg:y1="25.158cm" svg:x2="11.189cm" svg:y2="25.793cm">
          <text:p/>
        </draw:line>
        <draw:line draw:style-name="gr2" draw:text-style-name="P1" draw:layer="layout" svg:x1="11.889cm" svg:y1="25.158cm" svg:x2="11.889cm" svg:y2="25.793cm">
          <text:p/>
        </draw:line>
        <draw:frame draw:style-name="gr5" draw:text-style-name="P3" draw:layer="layout" svg:width="1.588cm" svg:height="0.962cm" svg:x="9.794cm" svg:y="20.779cm">
          <draw:text-box>
            <text:p>R</text:p>
          </draw:text-box>
        </draw:frame>
        <draw:custom-shape draw:style-name="gr3" draw:text-style-name="P2" draw:layer="layout" svg:width="0.318cm" svg:height="0.317cm" svg:x="9.596cm" svg:y="20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298cm" svg:y1="24.3cm" svg:x2="9.638cm" svg:y2="21.198cm">
          <text:p/>
        </draw:line>
        <draw:frame draw:style-name="gr5" draw:text-style-name="P3" draw:layer="layout" svg:width="0.635cm" svg:height="0.962cm" svg:x="6.89cm" svg:y="20.667cm">
          <draw:text-box>
            <text:p>v</text:p>
          </draw:text-box>
        </draw:frame>
        <draw:frame draw:style-name="gr5" draw:text-style-name="P3" draw:layer="layout" svg:width="0.635cm" svg:height="0.962cm" svg:x="6.99cm" svg:y="22.467cm">
          <draw:text-box>
            <text:p>w</text:p>
          </draw:text-box>
        </draw:frame>
        <draw:circle draw:style-name="gr8" draw:text-style-name="P2" draw:layer="layout" svg:width="2.686cm" svg:height="2.686cm" svg:x="3.011cm" svg:y="23.041cm" draw:kind="arc" draw:start-angle="358.22" draw:end-angle="62.64">
          <text:p/>
        </draw:circle>
        <draw:line draw:style-name="gr2" draw:text-style-name="P1" draw:layer="layout" svg:x1="2.219cm" svg:y1="21.724cm" svg:x2="2.843cm" svg:y2="21.724cm">
          <text:p/>
        </draw:line>
        <draw:ellipse draw:style-name="gr9" draw:text-style-name="P2" draw:layer="layout" svg:width="14.646cm" svg:height="5.018cm" svg:x="-5.546cm" svg:y="19.542cm" draw:kind="arc" draw:start-angle="1.12" draw:end-angle="17.95">
          <text:p/>
        </draw:ellipse>
        <draw:circle draw:style-name="gr9" draw:text-style-name="P2" draw:layer="layout" svg:width="4.111cm" svg:height="4.111cm" svg:x="2.519cm" svg:y="22.271cm" draw:kind="arc" draw:start-angle="357.74" draw:end-angle="34.97">
          <text:p/>
        </draw:circle>
        <draw:frame draw:style-name="gr10" draw:text-style-name="P4" draw:layer="layout" svg:width="1.105cm" svg:height="1.199cm" svg:x="5.307cm" svg:y="24.292cm">
          <draw:text-box>
            <text:p><text:span text:style-name="T1">θ</text:span><text:span text:style-name="T1">2</text:span></text:p>
          </draw:text-box>
        </draw:frame>
        <draw:frame draw:style-name="gr10" draw:text-style-name="P4" draw:layer="layout" svg:width="0.998cm" svg:height="1.199cm" svg:x="6.207cm" svg:y="24.272cm">
          <draw:text-box>
            <text:p><text:span text:style-name="T1">θ</text:span><text:span text:style-name="T1">3</text:span></text:p>
          </draw:text-box>
        </draw:frame>
        <draw:frame draw:style-name="gr11" draw:text-style-name="P4" draw:layer="layout" svg:width="1.028cm" svg:height="0.725cm" svg:x="8.607cm" svg:y="21.872cm">
          <draw:text-box>
            <text:p><text:span text:style-name="T1">θ</text:span><text:span text:style-name="T1">4</text:span></text:p>
          </draw:text-box>
        </draw:frame>
        <draw:ellipse draw:style-name="gr9" draw:text-style-name="P2" draw:layer="layout" svg:width="1.445cm" svg:height="1.485cm" svg:x="3.521cm" svg:y="23.609cm" draw:kind="arc" draw:start-angle="28.06" draw:end-angle="54.87">
          <text:p/>
        </draw:ellipse>
        <draw:frame draw:style-name="gr10" draw:text-style-name="P4" draw:layer="layout" svg:width="1.11cm" svg:height="1.199cm" svg:x="4.426cm" svg:y="24.272cm">
          <draw:text-box>
            <text:p><text:span text:style-name="T1">θ</text:span><text:span text:style-name="T2">θ</text:span></text:p>
          </draw:text-box>
        </draw:frame>
        <draw:line draw:style-name="gr1" draw:text-style-name="P1" draw:layer="layout" svg:x1="13.885cm" svg:y1="20.713cm" svg:x2="13.854cm" svg:y2="25.789cm">
          <text:p/>
        </draw:line>
        <draw:line draw:style-name="gr1" draw:text-style-name="P1" draw:layer="layout" svg:x1="13.219cm" svg:y1="25.166cm" svg:x2="21.584cm" svg:y2="25.166cm">
          <text:p/>
        </draw:line>
        <draw:line draw:style-name="gr2" draw:text-style-name="P1" draw:layer="layout" svg:x1="15.189cm" svg:y1="25.154cm" svg:x2="15.189cm" svg:y2="25.789cm">
          <text:p/>
        </draw:line>
        <draw:line draw:style-name="gr2" draw:text-style-name="P1" draw:layer="layout" svg:x1="14.489cm" svg:y1="25.155cm" svg:x2="14.489cm" svg:y2="25.79cm">
          <text:p/>
        </draw:line>
        <draw:line draw:style-name="gr2" draw:text-style-name="P1" draw:layer="layout" svg:x1="15.889cm" svg:y1="25.155cm" svg:x2="15.889cm" svg:y2="25.79cm">
          <text:p/>
        </draw:line>
        <draw:line draw:style-name="gr2" draw:text-style-name="P1" draw:layer="layout" svg:x1="16.589cm" svg:y1="25.156cm" svg:x2="16.589cm" svg:y2="25.791cm">
          <text:p/>
        </draw:line>
        <draw:line draw:style-name="gr2" draw:text-style-name="P1" draw:layer="layout" svg:x1="17.289cm" svg:y1="25.157cm" svg:x2="17.289cm" svg:y2="25.792cm">
          <text:p/>
        </draw:line>
        <draw:line draw:style-name="gr2" draw:text-style-name="P1" draw:layer="layout" svg:x1="17.989cm" svg:y1="25.157cm" svg:x2="17.989cm" svg:y2="25.792cm">
          <text:p/>
        </draw:line>
        <draw:line draw:style-name="gr2" draw:text-style-name="P1" draw:layer="layout" svg:x1="18.689cm" svg:y1="25.158cm" svg:x2="18.689cm" svg:y2="25.793cm">
          <text:p/>
        </draw:line>
        <draw:line draw:style-name="gr2" draw:text-style-name="P1" draw:layer="layout" svg:x1="13.854cm" svg:y1="24.519cm" svg:x2="13.219cm" svg:y2="24.519cm">
          <text:p/>
        </draw:line>
        <draw:line draw:style-name="gr2" draw:text-style-name="P1" draw:layer="layout" svg:x1="13.855cm" svg:y1="23.819cm" svg:x2="13.22cm" svg:y2="23.819cm">
          <text:p/>
        </draw:line>
        <draw:line draw:style-name="gr2" draw:text-style-name="P1" draw:layer="layout" svg:x1="13.855cm" svg:y1="23.119cm" svg:x2="13.22cm" svg:y2="23.119cm">
          <text:p/>
        </draw:line>
        <draw:line draw:style-name="gr2" draw:text-style-name="P1" draw:layer="layout" svg:x1="13.856cm" svg:y1="22.419cm" svg:x2="13.221cm" svg:y2="22.419cm">
          <text:p/>
        </draw:line>
        <draw:line draw:style-name="gr2" draw:text-style-name="P1" draw:layer="layout" svg:x1="13.857cm" svg:y1="21.719cm" svg:x2="13.222cm" svg:y2="21.719cm">
          <text:p/>
        </draw:line>
        <draw:custom-shape draw:style-name="gr3" draw:text-style-name="P2" draw:layer="layout" svg:width="0.318cm" svg:height="0.317cm" svg:x="16.694cm" svg:y="21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154cm" svg:y1="24.354cm" svg:x2="16.742cm" svg:y2="21.983cm">
          <text:p/>
        </draw:line>
        <draw:frame draw:style-name="gr5" draw:text-style-name="P3" draw:layer="layout" svg:width="1.588cm" svg:height="0.962cm" svg:x="14.294cm" svg:y="23.879cm">
          <draw:text-box>
            <text:p>P</text:p>
          </draw:text-box>
        </draw:frame>
        <draw:line draw:style-name="gr6" draw:text-style-name="P1" draw:layer="layout" svg:x1="15.142cm" svg:y1="24.365cm" svg:x2="15.155cm" svg:y2="21.03cm">
          <text:p/>
        </draw:line>
        <draw:line draw:style-name="gr6" draw:text-style-name="P1" draw:layer="layout" svg:x1="15.141cm" svg:y1="24.385cm" svg:x2="20.871cm" svg:y2="24.385cm">
          <text:p/>
        </draw:line>
        <draw:frame draw:style-name="gr5" draw:text-style-name="P3" draw:layer="layout" svg:width="0.952cm" svg:height="0.962cm" svg:x="14.202cm" svg:y="22.867cm">
          <draw:text-box>
            <text:p>a</text:p>
          </draw:text-box>
        </draw:frame>
        <draw:frame draw:style-name="gr5" draw:text-style-name="P3" draw:layer="layout" svg:width="0.952cm" svg:height="0.962cm" svg:x="16.107cm" svg:y="24.272cm">
          <draw:text-box>
            <text:p>b</text:p>
          </draw:text-box>
        </draw:frame>
        <draw:frame draw:style-name="gr5" draw:text-style-name="P3" draw:layer="layout" svg:width="0.635cm" svg:height="0.962cm" svg:x="15.389cm" svg:y="22.467cm">
          <draw:text-box>
            <text:p>u</text:p>
          </draw:text-box>
        </draw:frame>
        <draw:frame draw:style-name="gr5" draw:text-style-name="P3" draw:layer="layout" svg:width="1.588cm" svg:height="0.962cm" svg:x="16.194cm" svg:y="20.779cm">
          <draw:text-box>
            <text:p>Q</text:p>
          </draw:text-box>
        </draw:frame>
        <draw:custom-shape draw:style-name="gr3" draw:text-style-name="P2" draw:layer="layout" svg:width="0.318cm" svg:height="0.317cm" svg:x="14.995cm" svg:y="2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012cm" svg:y1="21.9cm" svg:x2="20.589cm" svg:y2="21.101cm">
          <text:p/>
        </draw:line>
        <draw:line draw:style-name="gr2" draw:text-style-name="P1" draw:layer="layout" svg:x1="13.219cm" svg:y1="21.024cm" svg:x2="13.843cm" svg:y2="21.024cm">
          <text:p/>
        </draw:line>
        <draw:line draw:style-name="gr2" draw:text-style-name="P1" draw:layer="layout" svg:x1="13.855cm" svg:y1="20.319cm" svg:x2="13.22cm" svg:y2="20.319cm">
          <text:p/>
        </draw:line>
        <draw:line draw:style-name="gr2" draw:text-style-name="P1" draw:layer="layout" svg:x1="13.855cm" svg:y1="19.619cm" svg:x2="13.22cm" svg:y2="19.619cm">
          <text:p/>
        </draw:line>
        <draw:line draw:style-name="gr2" draw:text-style-name="P1" draw:layer="layout" svg:x1="13.856cm" svg:y1="18.919cm" svg:x2="13.221cm" svg:y2="18.919cm">
          <text:p/>
        </draw:line>
        <draw:line draw:style-name="gr2" draw:text-style-name="P1" draw:layer="layout" svg:x1="13.857cm" svg:y1="18.219cm" svg:x2="13.222cm" svg:y2="18.219cm">
          <text:p/>
        </draw:line>
        <draw:line draw:style-name="gr2" draw:text-style-name="P1" draw:layer="layout" svg:x1="20.089cm" svg:y1="25.155cm" svg:x2="20.089cm" svg:y2="25.79cm">
          <text:p/>
        </draw:line>
        <draw:line draw:style-name="gr2" draw:text-style-name="P1" draw:layer="layout" svg:x1="19.389cm" svg:y1="25.156cm" svg:x2="19.389cm" svg:y2="25.791cm">
          <text:p/>
        </draw:line>
        <draw:line draw:style-name="gr2" draw:text-style-name="P1" draw:layer="layout" svg:x1="20.789cm" svg:y1="25.178cm" svg:x2="20.789cm" svg:y2="25.791cm">
          <text:p/>
        </draw:line>
        <draw:line draw:style-name="gr2" draw:text-style-name="P1" draw:layer="layout" svg:x1="21.489cm" svg:y1="25.157cm" svg:x2="21.489cm" svg:y2="25.792cm">
          <text:p/>
        </draw:line>
        <draw:line draw:style-name="gr2" draw:text-style-name="P1" draw:layer="layout" svg:x1="22.189cm" svg:y1="25.158cm" svg:x2="22.189cm" svg:y2="25.793cm">
          <text:p/>
        </draw:line>
        <draw:line draw:style-name="gr2" draw:text-style-name="P1" draw:layer="layout" svg:x1="22.889cm" svg:y1="25.158cm" svg:x2="22.889cm" svg:y2="25.793cm">
          <text:p/>
        </draw:line>
        <draw:line draw:style-name="gr2" draw:text-style-name="P1" draw:layer="layout" svg:x1="23.589cm" svg:y1="25.159cm" svg:x2="23.589cm" svg:y2="25.794cm">
          <text:p/>
        </draw:line>
        <draw:frame draw:style-name="gr5" draw:text-style-name="P3" draw:layer="layout" svg:width="1.588cm" svg:height="0.962cm" svg:x="20.794cm" svg:y="20.779cm">
          <draw:text-box>
            <text:p>R</text:p>
          </draw:text-box>
        </draw:frame>
        <draw:custom-shape draw:style-name="gr3" draw:text-style-name="P2" draw:layer="layout" svg:width="0.318cm" svg:height="0.317cm" svg:x="20.596cm" svg:y="20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298cm" svg:y1="24.3cm" svg:x2="20.638cm" svg:y2="21.198cm">
          <text:p/>
        </draw:line>
        <draw:frame draw:style-name="gr5" draw:text-style-name="P3" draw:layer="layout" svg:width="0.635cm" svg:height="0.962cm" svg:x="17.89cm" svg:y="20.667cm">
          <draw:text-box>
            <text:p>v</text:p>
          </draw:text-box>
        </draw:frame>
        <draw:frame draw:style-name="gr5" draw:text-style-name="P3" draw:layer="layout" svg:width="0.635cm" svg:height="0.962cm" svg:x="17.99cm" svg:y="22.467cm">
          <draw:text-box>
            <text:p>w</text:p>
          </draw:text-box>
        </draw:frame>
        <draw:ellipse draw:style-name="gr9" draw:text-style-name="P2" draw:layer="layout" svg:width="1.874cm" svg:height="1.958cm" svg:x="15.949cm" svg:y="20.875cm" draw:kind="arc" draw:start-angle="235.12" draw:end-angle="9.44">
          <text:p/>
        </draw:ellipse>
        <draw:frame draw:style-name="gr11" draw:text-style-name="P4" draw:layer="layout" svg:width="1.028cm" svg:height="0.725cm" svg:x="17.707cm" svg:y="21.773cm">
          <draw:text-box>
            <text:p><text:span text:style-name="T1">θ</text:span><text:span text:style-name="T1">5</text:span></text:p>
          </draw:text-box>
        </draw:frame>
        <draw:ellipse draw:style-name="gr9" draw:text-style-name="P2" draw:layer="layout" svg:width="1.445cm" svg:height="1.485cm" svg:x="14.421cm" svg:y="23.61cm" draw:kind="arc" draw:start-angle="28.06" draw:end-angle="54.87">
          <text:p/>
        </draw:ellipse>
        <draw:frame draw:style-name="gr11" draw:text-style-name="P4" draw:layer="layout" svg:width="1.11cm" svg:height="0.725cm" svg:x="15.348cm" svg:y="24.252cm">
          <draw:text-box>
            <text:p><text:span text:style-name="T1">θ</text:span><text:span text:style-name="T2">1</text:span></text:p>
          </draw:text-box>
        </draw:frame>
        <draw:ellipse draw:style-name="gr9" draw:text-style-name="P2" draw:layer="layout" svg:width="1.662cm" svg:height="1.651cm" svg:x="19.632cm" svg:y="20.416cm" draw:kind="arc" draw:start-angle="185.92" draw:end-angle="212.01">
          <text:p/>
        </draw:ellipse>
        <draw:frame draw:style-name="gr11" draw:text-style-name="P4" draw:layer="layout" svg:width="1.11cm" svg:height="0.725cm" svg:x="19.548cm" svg:y="21.553cm">
          <draw:text-box>
            <text:p><text:span text:style-name="T1">θ</text:span><text:span text:style-name="T2">6</text:span></text:p>
          </draw:text-box>
        </draw:frame>
      </draw:page>
      <draw:page draw:name="page2" draw:style-name="dp1" draw:master-page-name="Default">
        <draw:line draw:style-name="gr12" draw:text-style-name="P1" draw:layer="layout" svg:x1="13.367cm" svg:y1="19.37cm" svg:x2="15.918cm" svg:y2="15.492cm">
          <text:p/>
        </draw:line>
        <draw:ellipse draw:style-name="gr9" draw:text-style-name="P2" draw:layer="layout" svg:width="2.045cm" svg:height="1.958cm" svg:x="14.02cm" svg:y="16.165cm" draw:kind="arc" draw:start-angle="20.25" draw:end-angle="67.97">
          <text:p/>
        </draw:ellipse>
        <draw:line draw:style-name="gr12" draw:text-style-name="P1" draw:layer="layout" svg:x1="3.567cm" svg:y1="16.669cm" svg:x2="6.847cm" svg:y2="11.684cm">
          <text:p/>
        </draw:line>
        <draw:line draw:style-name="gr12" draw:text-style-name="P1" draw:layer="layout" svg:x1="3.567cm" svg:y1="7.768cm" svg:x2="6.847cm" svg:y2="2.783cm">
          <text:p/>
        </draw:line>
        <draw:line draw:style-name="gr1" draw:text-style-name="P1" draw:layer="layout" svg:x1="2.294cm" svg:y1="4.115cm" svg:x2="2.263cm" svg:y2="9.191cm">
          <text:p/>
        </draw:line>
        <draw:line draw:style-name="gr1" draw:text-style-name="P1" draw:layer="layout" svg:x1="1.628cm" svg:y1="8.568cm" svg:x2="9.993cm" svg:y2="8.568cm">
          <text:p/>
        </draw:line>
        <draw:line draw:style-name="gr2" draw:text-style-name="P1" draw:layer="layout" svg:x1="3.598cm" svg:y1="8.556cm" svg:x2="3.598cm" svg:y2="9.191cm">
          <text:p/>
        </draw:line>
        <draw:line draw:style-name="gr2" draw:text-style-name="P1" draw:layer="layout" svg:x1="2.898cm" svg:y1="8.557cm" svg:x2="2.898cm" svg:y2="9.192cm">
          <text:p/>
        </draw:line>
        <draw:line draw:style-name="gr2" draw:text-style-name="P1" draw:layer="layout" svg:x1="4.298cm" svg:y1="8.557cm" svg:x2="4.298cm" svg:y2="9.192cm">
          <text:p/>
        </draw:line>
        <draw:line draw:style-name="gr2" draw:text-style-name="P1" draw:layer="layout" svg:x1="4.998cm" svg:y1="8.558cm" svg:x2="4.998cm" svg:y2="9.193cm">
          <text:p/>
        </draw:line>
        <draw:line draw:style-name="gr2" draw:text-style-name="P1" draw:layer="layout" svg:x1="5.698cm" svg:y1="8.559cm" svg:x2="5.698cm" svg:y2="9.194cm">
          <text:p/>
        </draw:line>
        <draw:line draw:style-name="gr2" draw:text-style-name="P1" draw:layer="layout" svg:x1="6.398cm" svg:y1="8.559cm" svg:x2="6.398cm" svg:y2="9.194cm">
          <text:p/>
        </draw:line>
        <draw:line draw:style-name="gr2" draw:text-style-name="P1" draw:layer="layout" svg:x1="7.098cm" svg:y1="8.56cm" svg:x2="7.098cm" svg:y2="9.195cm">
          <text:p/>
        </draw:line>
        <draw:line draw:style-name="gr2" draw:text-style-name="P1" draw:layer="layout" svg:x1="2.263cm" svg:y1="7.921cm" svg:x2="1.628cm" svg:y2="7.921cm">
          <text:p/>
        </draw:line>
        <draw:line draw:style-name="gr2" draw:text-style-name="P1" draw:layer="layout" svg:x1="2.264cm" svg:y1="7.221cm" svg:x2="1.629cm" svg:y2="7.221cm">
          <text:p/>
        </draw:line>
        <draw:line draw:style-name="gr2" draw:text-style-name="P1" draw:layer="layout" svg:x1="2.264cm" svg:y1="6.521cm" svg:x2="1.629cm" svg:y2="6.521cm">
          <text:p/>
        </draw:line>
        <draw:line draw:style-name="gr2" draw:text-style-name="P1" draw:layer="layout" svg:x1="2.265cm" svg:y1="5.821cm" svg:x2="1.63cm" svg:y2="5.821cm">
          <text:p/>
        </draw:line>
        <draw:line draw:style-name="gr2" draw:text-style-name="P1" draw:layer="layout" svg:x1="2.266cm" svg:y1="5.121cm" svg:x2="1.631cm" svg:y2="5.121cm">
          <text:p/>
        </draw:line>
        <draw:custom-shape draw:style-name="gr3" draw:text-style-name="P2" draw:layer="layout" svg:width="0.318cm" svg:height="0.317cm" svg:x="5.103cm" svg:y="5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63cm" svg:y1="7.756cm" svg:x2="5.151cm" svg:y2="5.385cm">
          <text:p/>
        </draw:line>
        <draw:frame draw:style-name="gr5" draw:text-style-name="P3" draw:layer="layout" svg:width="1.588cm" svg:height="0.962cm" svg:x="2.703cm" svg:y="7.281cm">
          <draw:text-box>
            <text:p>P</text:p>
          </draw:text-box>
        </draw:frame>
        <draw:line draw:style-name="gr6" draw:text-style-name="P1" draw:layer="layout" svg:x1="3.551cm" svg:y1="7.767cm" svg:x2="3.564cm" svg:y2="4.432cm">
          <text:p/>
        </draw:line>
        <draw:line draw:style-name="gr6" draw:text-style-name="P1" draw:layer="layout" svg:x1="3.55cm" svg:y1="7.787cm" svg:x2="9.28cm" svg:y2="7.787cm">
          <text:p/>
        </draw:line>
        <draw:frame draw:style-name="gr5" draw:text-style-name="P3" draw:layer="layout" svg:width="0.952cm" svg:height="0.962cm" svg:x="2.611cm" svg:y="6.269cm">
          <draw:text-box>
            <text:p>a</text:p>
          </draw:text-box>
        </draw:frame>
        <draw:frame draw:style-name="gr5" draw:text-style-name="P3" draw:layer="layout" svg:width="0.952cm" svg:height="0.962cm" svg:x="4.516cm" svg:y="7.674cm">
          <draw:text-box>
            <text:p>b</text:p>
          </draw:text-box>
        </draw:frame>
        <draw:frame draw:style-name="gr5" draw:text-style-name="P3" draw:layer="layout" svg:width="0.635cm" svg:height="0.962cm" svg:x="3.798cm" svg:y="5.869cm">
          <draw:text-box>
            <text:p>u</text:p>
          </draw:text-box>
        </draw:frame>
        <draw:frame draw:style-name="gr5" draw:text-style-name="P3" draw:layer="layout" svg:width="1.588cm" svg:height="0.962cm" svg:x="4.603cm" svg:y="4.181cm">
          <draw:text-box>
            <text:p>Q</text:p>
          </draw:text-box>
        </draw:frame>
        <draw:custom-shape draw:style-name="gr3" draw:text-style-name="P2" draw:layer="layout" svg:width="0.318cm" svg:height="0.317cm" svg:x="3.404cm" svg:y="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21cm" svg:y1="5.302cm" svg:x2="8.998cm" svg:y2="4.503cm">
          <text:p/>
        </draw:line>
        <draw:line draw:style-name="gr2" draw:text-style-name="P1" draw:layer="layout" svg:x1="1.628cm" svg:y1="4.426cm" svg:x2="2.252cm" svg:y2="4.426cm">
          <text:p/>
        </draw:line>
        <draw:line draw:style-name="gr2" draw:text-style-name="P1" draw:layer="layout" svg:x1="2.264cm" svg:y1="3.721cm" svg:x2="1.629cm" svg:y2="3.721cm">
          <text:p/>
        </draw:line>
        <draw:line draw:style-name="gr2" draw:text-style-name="P1" draw:layer="layout" svg:x1="2.264cm" svg:y1="3.021cm" svg:x2="1.629cm" svg:y2="3.021cm">
          <text:p/>
        </draw:line>
        <draw:line draw:style-name="gr2" draw:text-style-name="P1" draw:layer="layout" svg:x1="2.265cm" svg:y1="2.321cm" svg:x2="1.63cm" svg:y2="2.321cm">
          <text:p/>
        </draw:line>
        <draw:line draw:style-name="gr2" draw:text-style-name="P1" draw:layer="layout" svg:x1="2.266cm" svg:y1="1.621cm" svg:x2="1.631cm" svg:y2="1.621cm">
          <text:p/>
        </draw:line>
        <draw:line draw:style-name="gr2" draw:text-style-name="P1" draw:layer="layout" svg:x1="8.498cm" svg:y1="8.557cm" svg:x2="8.498cm" svg:y2="9.192cm">
          <text:p/>
        </draw:line>
        <draw:line draw:style-name="gr2" draw:text-style-name="P1" draw:layer="layout" svg:x1="7.798cm" svg:y1="8.558cm" svg:x2="7.798cm" svg:y2="9.193cm">
          <text:p/>
        </draw:line>
        <draw:line draw:style-name="gr2" draw:text-style-name="P1" draw:layer="layout" svg:x1="9.198cm" svg:y1="8.58cm" svg:x2="9.198cm" svg:y2="9.193cm">
          <text:p/>
        </draw:line>
        <draw:line draw:style-name="gr2" draw:text-style-name="P1" draw:layer="layout" svg:x1="9.898cm" svg:y1="8.559cm" svg:x2="9.898cm" svg:y2="9.194cm">
          <text:p/>
        </draw:line>
        <draw:line draw:style-name="gr2" draw:text-style-name="P1" draw:layer="layout" svg:x1="10.598cm" svg:y1="8.56cm" svg:x2="10.598cm" svg:y2="9.195cm">
          <text:p/>
        </draw:line>
        <draw:line draw:style-name="gr2" draw:text-style-name="P1" draw:layer="layout" svg:x1="11.298cm" svg:y1="8.56cm" svg:x2="11.298cm" svg:y2="9.195cm">
          <text:p/>
        </draw:line>
        <draw:line draw:style-name="gr2" draw:text-style-name="P1" draw:layer="layout" svg:x1="11.998cm" svg:y1="8.561cm" svg:x2="11.998cm" svg:y2="9.196cm">
          <text:p/>
        </draw:line>
        <draw:frame draw:style-name="gr5" draw:text-style-name="P3" draw:layer="layout" svg:width="1.588cm" svg:height="0.962cm" svg:x="9.203cm" svg:y="4.181cm">
          <draw:text-box>
            <text:p>R</text:p>
          </draw:text-box>
        </draw:frame>
        <draw:custom-shape draw:style-name="gr3" draw:text-style-name="P2" draw:layer="layout" svg:width="0.318cm" svg:height="0.317cm" svg:x="9.005cm" svg:y="4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707cm" svg:y1="7.702cm" svg:x2="9.047cm" svg:y2="4.6cm">
          <text:p/>
        </draw:line>
        <draw:frame draw:style-name="gr5" draw:text-style-name="P3" draw:layer="layout" svg:width="0.635cm" svg:height="0.962cm" svg:x="6.299cm" svg:y="4.069cm">
          <draw:text-box>
            <text:p>v</text:p>
          </draw:text-box>
        </draw:frame>
        <draw:frame draw:style-name="gr5" draw:text-style-name="P3" draw:layer="layout" svg:width="0.635cm" svg:height="0.962cm" svg:x="6.399cm" svg:y="5.869cm">
          <draw:text-box>
            <text:p>w</text:p>
          </draw:text-box>
        </draw:frame>
        <draw:ellipse draw:style-name="gr9" draw:text-style-name="P2" draw:layer="layout" svg:width="1.874cm" svg:height="1.958cm" svg:x="4.358cm" svg:y="4.277cm" draw:kind="arc" draw:start-angle="235.12" draw:end-angle="9.44">
          <text:p/>
        </draw:ellipse>
        <draw:frame draw:style-name="gr11" draw:text-style-name="P4" draw:layer="layout" svg:width="1.028cm" svg:height="0.725cm" svg:x="6.116cm" svg:y="5.175cm">
          <draw:text-box>
            <text:p><text:span text:style-name="T1">θ</text:span><text:span text:style-name="T1">5</text:span></text:p>
          </draw:text-box>
        </draw:frame>
        <draw:ellipse draw:style-name="gr9" draw:text-style-name="P2" draw:layer="layout" svg:width="1.445cm" svg:height="1.485cm" svg:x="2.83cm" svg:y="7.012cm" draw:kind="arc" draw:start-angle="28.06" draw:end-angle="54.87">
          <text:p/>
        </draw:ellipse>
        <draw:frame draw:style-name="gr11" draw:text-style-name="P4" draw:layer="layout" svg:width="1.11cm" svg:height="0.725cm" svg:x="3.757cm" svg:y="7.654cm">
          <draw:text-box>
            <text:p><text:span text:style-name="T1">θ</text:span><text:span text:style-name="T2">1</text:span></text:p>
          </draw:text-box>
        </draw:frame>
        <draw:ellipse draw:style-name="gr9" draw:text-style-name="P2" draw:layer="layout" svg:width="1.662cm" svg:height="1.651cm" svg:x="8.041cm" svg:y="3.818cm" draw:kind="arc" draw:start-angle="185.92" draw:end-angle="212.01">
          <text:p/>
        </draw:ellipse>
        <draw:frame draw:style-name="gr11" draw:text-style-name="P4" draw:layer="layout" svg:width="1.11cm" svg:height="0.725cm" svg:x="7.957cm" svg:y="4.955cm">
          <draw:text-box>
            <text:p><text:span text:style-name="T1">θ</text:span><text:span text:style-name="T2">6</text:span></text:p>
          </draw:text-box>
        </draw:frame>
        <draw:line draw:style-name="gr1" draw:text-style-name="P1" draw:layer="layout" svg:x1="2.286cm" svg:y1="13.025cm" svg:x2="2.255cm" svg:y2="18.101cm">
          <text:p/>
        </draw:line>
        <draw:line draw:style-name="gr1" draw:text-style-name="P1" draw:layer="layout" svg:x1="1.62cm" svg:y1="17.478cm" svg:x2="9.985cm" svg:y2="17.478cm">
          <text:p/>
        </draw:line>
        <draw:line draw:style-name="gr2" draw:text-style-name="P1" draw:layer="layout" svg:x1="3.59cm" svg:y1="17.466cm" svg:x2="3.59cm" svg:y2="18.101cm">
          <text:p/>
        </draw:line>
        <draw:line draw:style-name="gr2" draw:text-style-name="P1" draw:layer="layout" svg:x1="2.89cm" svg:y1="17.467cm" svg:x2="2.89cm" svg:y2="18.102cm">
          <text:p/>
        </draw:line>
        <draw:line draw:style-name="gr2" draw:text-style-name="P1" draw:layer="layout" svg:x1="4.29cm" svg:y1="17.467cm" svg:x2="4.29cm" svg:y2="18.102cm">
          <text:p/>
        </draw:line>
        <draw:line draw:style-name="gr2" draw:text-style-name="P1" draw:layer="layout" svg:x1="4.99cm" svg:y1="17.468cm" svg:x2="4.99cm" svg:y2="18.103cm">
          <text:p/>
        </draw:line>
        <draw:line draw:style-name="gr2" draw:text-style-name="P1" draw:layer="layout" svg:x1="5.69cm" svg:y1="17.469cm" svg:x2="5.69cm" svg:y2="18.104cm">
          <text:p/>
        </draw:line>
        <draw:line draw:style-name="gr2" draw:text-style-name="P1" draw:layer="layout" svg:x1="6.39cm" svg:y1="17.469cm" svg:x2="6.39cm" svg:y2="18.104cm">
          <text:p/>
        </draw:line>
        <draw:line draw:style-name="gr2" draw:text-style-name="P1" draw:layer="layout" svg:x1="7.09cm" svg:y1="17.47cm" svg:x2="7.09cm" svg:y2="18.105cm">
          <text:p/>
        </draw:line>
        <draw:line draw:style-name="gr2" draw:text-style-name="P1" draw:layer="layout" svg:x1="2.255cm" svg:y1="16.831cm" svg:x2="1.62cm" svg:y2="16.831cm">
          <text:p/>
        </draw:line>
        <draw:line draw:style-name="gr2" draw:text-style-name="P1" draw:layer="layout" svg:x1="2.256cm" svg:y1="16.131cm" svg:x2="1.621cm" svg:y2="16.131cm">
          <text:p/>
        </draw:line>
        <draw:line draw:style-name="gr2" draw:text-style-name="P1" draw:layer="layout" svg:x1="2.256cm" svg:y1="15.431cm" svg:x2="1.621cm" svg:y2="15.431cm">
          <text:p/>
        </draw:line>
        <draw:line draw:style-name="gr2" draw:text-style-name="P1" draw:layer="layout" svg:x1="2.257cm" svg:y1="14.731cm" svg:x2="1.622cm" svg:y2="14.731cm">
          <text:p/>
        </draw:line>
        <draw:line draw:style-name="gr2" draw:text-style-name="P1" draw:layer="layout" svg:x1="9.252cm" svg:y1="14.331cm" svg:x2="2.223cm" svg:y2="14.331cm">
          <text:p/>
        </draw:line>
        <draw:custom-shape draw:style-name="gr3" draw:text-style-name="P2" draw:layer="layout" svg:width="0.318cm" svg:height="0.317cm" svg:x="5.095cm" svg:y="14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55cm" svg:y1="16.666cm" svg:x2="5.143cm" svg:y2="14.295cm">
          <text:p/>
        </draw:line>
        <draw:frame draw:style-name="gr5" draw:text-style-name="P3" draw:layer="layout" svg:width="1.588cm" svg:height="0.962cm" svg:x="2.695cm" svg:y="16.191cm">
          <draw:text-box>
            <text:p>P</text:p>
          </draw:text-box>
        </draw:frame>
        <draw:line draw:style-name="gr6" draw:text-style-name="P1" draw:layer="layout" svg:x1="3.543cm" svg:y1="16.677cm" svg:x2="3.556cm" svg:y2="13.342cm">
          <text:p/>
        </draw:line>
        <draw:line draw:style-name="gr6" draw:text-style-name="P1" draw:layer="layout" svg:x1="3.542cm" svg:y1="16.697cm" svg:x2="9.272cm" svg:y2="16.697cm">
          <text:p/>
        </draw:line>
        <draw:frame draw:style-name="gr5" draw:text-style-name="P3" draw:layer="layout" svg:width="0.952cm" svg:height="0.962cm" svg:x="2.603cm" svg:y="12.979cm">
          <draw:text-box>
            <text:p>a</text:p>
          </draw:text-box>
        </draw:frame>
        <draw:frame draw:style-name="gr5" draw:text-style-name="P3" draw:layer="layout" svg:width="0.952cm" svg:height="0.962cm" svg:x="8.608cm" svg:y="16.584cm">
          <draw:text-box>
            <text:p>b</text:p>
          </draw:text-box>
        </draw:frame>
        <draw:frame draw:style-name="gr5" draw:text-style-name="P3" draw:layer="layout" svg:width="0.635cm" svg:height="0.962cm" svg:x="3.69cm" svg:y="14.679cm">
          <draw:text-box>
            <text:p>u</text:p>
          </draw:text-box>
        </draw:frame>
        <draw:frame draw:style-name="gr5" draw:text-style-name="P3" draw:layer="layout" svg:width="1.588cm" svg:height="0.962cm" svg:x="4.595cm" svg:y="13.091cm">
          <draw:text-box>
            <text:p>Q</text:p>
          </draw:text-box>
        </draw:frame>
        <draw:custom-shape draw:style-name="gr3" draw:text-style-name="P2" draw:layer="layout" svg:width="0.318cm" svg:height="0.317cm" svg:x="3.396cm" svg:y="16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13cm" svg:y1="14.212cm" svg:x2="8.99cm" svg:y2="13.413cm">
          <text:p/>
        </draw:line>
        <draw:line draw:style-name="gr2" draw:text-style-name="P1" draw:layer="layout" svg:x1="1.62cm" svg:y1="13.336cm" svg:x2="2.244cm" svg:y2="13.336cm">
          <text:p/>
        </draw:line>
        <draw:line draw:style-name="gr2" draw:text-style-name="P1" draw:layer="layout" svg:x1="2.256cm" svg:y1="12.631cm" svg:x2="1.621cm" svg:y2="12.631cm">
          <text:p/>
        </draw:line>
        <draw:line draw:style-name="gr2" draw:text-style-name="P1" draw:layer="layout" svg:x1="2.256cm" svg:y1="11.931cm" svg:x2="1.621cm" svg:y2="11.931cm">
          <text:p/>
        </draw:line>
        <draw:line draw:style-name="gr2" draw:text-style-name="P1" draw:layer="layout" svg:x1="2.257cm" svg:y1="11.231cm" svg:x2="1.622cm" svg:y2="11.231cm">
          <text:p/>
        </draw:line>
        <draw:line draw:style-name="gr2" draw:text-style-name="P1" draw:layer="layout" svg:x1="2.258cm" svg:y1="10.531cm" svg:x2="1.623cm" svg:y2="10.531cm">
          <text:p/>
        </draw:line>
        <draw:line draw:style-name="gr2" draw:text-style-name="P1" draw:layer="layout" svg:x1="8.49cm" svg:y1="17.467cm" svg:x2="8.49cm" svg:y2="18.102cm">
          <text:p/>
        </draw:line>
        <draw:line draw:style-name="gr2" draw:text-style-name="P1" draw:layer="layout" svg:x1="7.79cm" svg:y1="17.468cm" svg:x2="7.79cm" svg:y2="18.103cm">
          <text:p/>
        </draw:line>
        <draw:line draw:style-name="gr2" draw:text-style-name="P1" draw:layer="layout" svg:x1="9.19cm" svg:y1="17.49cm" svg:x2="9.19cm" svg:y2="18.103cm">
          <text:p/>
        </draw:line>
        <draw:line draw:style-name="gr2" draw:text-style-name="P1" draw:layer="layout" svg:x1="9.89cm" svg:y1="17.469cm" svg:x2="9.89cm" svg:y2="18.104cm">
          <text:p/>
        </draw:line>
        <draw:line draw:style-name="gr2" draw:text-style-name="P1" draw:layer="layout" svg:x1="10.59cm" svg:y1="17.47cm" svg:x2="10.59cm" svg:y2="18.105cm">
          <text:p/>
        </draw:line>
        <draw:line draw:style-name="gr2" draw:text-style-name="P1" draw:layer="layout" svg:x1="11.29cm" svg:y1="17.47cm" svg:x2="11.29cm" svg:y2="18.105cm">
          <text:p/>
        </draw:line>
        <draw:frame draw:style-name="gr5" draw:text-style-name="P3" draw:layer="layout" svg:width="1.588cm" svg:height="0.962cm" svg:x="9.195cm" svg:y="13.091cm">
          <draw:text-box>
            <text:p>R</text:p>
          </draw:text-box>
        </draw:frame>
        <draw:custom-shape draw:style-name="gr3" draw:text-style-name="P2" draw:layer="layout" svg:width="0.318cm" svg:height="0.317cm" svg:x="8.997cm" svg:y="13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699cm" svg:y1="16.612cm" svg:x2="9.039cm" svg:y2="13.51cm">
          <text:p/>
        </draw:line>
        <draw:frame draw:style-name="gr5" draw:text-style-name="P3" draw:layer="layout" svg:width="0.635cm" svg:height="0.962cm" svg:x="6.791cm" svg:y="13.079cm">
          <draw:text-box>
            <text:p>v</text:p>
          </draw:text-box>
        </draw:frame>
        <draw:frame draw:style-name="gr5" draw:text-style-name="P3" draw:layer="layout" svg:width="0.635cm" svg:height="0.962cm" svg:x="6.391cm" svg:y="14.779cm">
          <draw:text-box>
            <text:p>w</text:p>
          </draw:text-box>
        </draw:frame>
        <draw:circle draw:style-name="gr8" draw:text-style-name="P2" draw:layer="layout" svg:width="2.686cm" svg:height="2.686cm" svg:x="2.412cm" svg:y="15.353cm" draw:kind="arc" draw:start-angle="358.22" draw:end-angle="62.64">
          <text:p/>
        </draw:circle>
        <draw:line draw:style-name="gr2" draw:text-style-name="P1" draw:layer="layout" svg:x1="1.62cm" svg:y1="14.036cm" svg:x2="2.244cm" svg:y2="14.036cm">
          <text:p/>
        </draw:line>
        <draw:ellipse draw:style-name="gr9" draw:text-style-name="P2" draw:layer="layout" svg:width="14.646cm" svg:height="5.018cm" svg:x="-6.145cm" svg:y="11.854cm" draw:kind="arc" draw:start-angle="1.12" draw:end-angle="17.95">
          <text:p/>
        </draw:ellipse>
        <draw:circle draw:style-name="gr9" draw:text-style-name="P2" draw:layer="layout" svg:width="4.111cm" svg:height="4.111cm" svg:x="1.92cm" svg:y="14.583cm" draw:kind="arc" draw:start-angle="357.74" draw:end-angle="34.97">
          <text:p/>
        </draw:circle>
        <draw:frame draw:style-name="gr10" draw:text-style-name="P4" draw:layer="layout" svg:width="1.105cm" svg:height="1.199cm" svg:x="4.708cm" svg:y="16.604cm">
          <draw:text-box>
            <text:p><text:span text:style-name="T1">θ</text:span><text:span text:style-name="T1">2</text:span></text:p>
          </draw:text-box>
        </draw:frame>
        <draw:frame draw:style-name="gr10" draw:text-style-name="P4" draw:layer="layout" svg:width="0.998cm" svg:height="1.199cm" svg:x="5.608cm" svg:y="16.584cm">
          <draw:text-box>
            <text:p><text:span text:style-name="T1">θ</text:span><text:span text:style-name="T1">3</text:span></text:p>
          </draw:text-box>
        </draw:frame>
        <draw:frame draw:style-name="gr11" draw:text-style-name="P4" draw:layer="layout" svg:width="1.028cm" svg:height="0.725cm" svg:x="8.008cm" svg:y="14.184cm">
          <draw:text-box>
            <text:p><text:span text:style-name="T1">θ</text:span><text:span text:style-name="T1">4</text:span></text:p>
          </draw:text-box>
        </draw:frame>
        <draw:ellipse draw:style-name="gr9" draw:text-style-name="P2" draw:layer="layout" svg:width="1.445cm" svg:height="1.485cm" svg:x="2.922cm" svg:y="15.921cm" draw:kind="arc" draw:start-angle="28.06" draw:end-angle="54.87">
          <text:p/>
        </draw:ellipse>
        <draw:frame draw:style-name="gr11" draw:text-style-name="P4" draw:layer="layout" svg:width="1.11cm" svg:height="0.725cm" svg:x="3.827cm" svg:y="16.584cm">
          <draw:text-box>
            <text:p><text:span text:style-name="T1">θ</text:span><text:span text:style-name="T2">1</text:span></text:p>
          </draw:text-box>
        </draw:frame>
        <draw:circle draw:style-name="gr8" draw:text-style-name="P2" draw:layer="layout" svg:width="2.686cm" svg:height="2.686cm" svg:x="4.012cm" svg:y="12.95cm" draw:kind="arc" draw:start-angle="358.22" draw:end-angle="62.64">
          <text:p/>
        </draw:circle>
        <draw:frame draw:style-name="gr10" draw:text-style-name="P4" draw:layer="layout" svg:width="1.105cm" svg:height="1.199cm" svg:x="6.208cm" svg:y="14.201cm">
          <draw:text-box>
            <text:p><text:span text:style-name="T1">θ</text:span><text:span text:style-name="T1">2</text:span></text:p>
          </draw:text-box>
        </draw:frame>
        <draw:ellipse draw:style-name="gr9" draw:text-style-name="P2" draw:layer="layout" svg:width="1.157cm" svg:height="1.108cm" svg:x="4.68cm" svg:y="13.742cm" draw:kind="arc" draw:start-angle="20.25" draw:end-angle="67.97">
          <text:p/>
        </draw:ellipse>
        <draw:frame draw:style-name="gr11" draw:text-style-name="P4" draw:layer="layout" svg:width="1.105cm" svg:height="0.725cm" svg:x="5.309cm" svg:y="14.202cm">
          <draw:text-box>
            <text:p><text:span text:style-name="T1">θ</text:span><text:span text:style-name="T1">7</text:span></text:p>
          </draw:text-box>
        </draw:frame>
        <draw:custom-shape draw:style-name="gr13" draw:text-style-name="P5" draw:layer="layout" svg:width="5.722cm" svg:height="4.994cm" svg:x="13.675cm" svg:y="3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0.846cm" svg:height="0.962cm" svg:x="16.087cm" svg:y="8.634cm">
          <draw:text-box>
            <text:p>A</text:p>
          </draw:text-box>
        </draw:frame>
        <draw:ellipse draw:style-name="gr14" draw:text-style-name="P2" draw:layer="layout" svg:width="2.547cm" svg:height="2.58cm" svg:x="12.435cm" svg:y="7.309cm" draw:kind="arc" draw:start-angle="0.71" draw:end-angle="61.26">
          <text:p/>
        </draw:ellipse>
        <draw:ellipse draw:style-name="gr14" draw:text-style-name="P2" draw:layer="layout" svg:width="2.547cm" svg:height="2.58cm" svg:x="18.221cm" svg:y="7.31cm" draw:kind="arc" draw:start-angle="118.69" draw:end-angle="179.29">
          <text:p/>
        </draw:ellipse>
        <draw:ellipse draw:style-name="gr14" draw:text-style-name="P2" draw:layer="layout" svg:width="2.547cm" svg:height="2.58cm" draw:transform="rotate (2.0943951023932) translate (16.107cm 5.474cm)" draw:kind="arc" draw:start-angle="118.69" draw:end-angle="179.29">
          <text:p/>
        </draw:ellipse>
        <draw:frame draw:style-name="gr5" draw:text-style-name="P3" draw:layer="layout" svg:width="0.675cm" svg:height="0.962cm" svg:x="14.637cm" svg:y="7.338cm">
          <draw:text-box>
            <text:p>b</text:p>
          </draw:text-box>
        </draw:frame>
        <draw:frame draw:style-name="gr5" draw:text-style-name="P3" draw:layer="layout" svg:width="0.756cm" svg:height="0.962cm" svg:x="17.699cm" svg:y="7.409cm">
          <draw:text-box>
            <text:p>c</text:p>
          </draw:text-box>
        </draw:frame>
        <draw:frame draw:style-name="gr5" draw:text-style-name="P3" draw:layer="layout" svg:width="0.724cm" svg:height="0.962cm" svg:x="17.945cm" svg:y="5.149cm">
          <draw:text-box>
            <text:p>B</text:p>
          </draw:text-box>
        </draw:frame>
        <draw:frame draw:style-name="gr5" draw:text-style-name="P3" draw:layer="layout" svg:width="0.648cm" svg:height="0.962cm" svg:x="16.103cm" svg:y="4.881cm">
          <draw:text-box>
            <text:p>a</text:p>
          </draw:text-box>
        </draw:frame>
        <draw:frame draw:style-name="gr5" draw:text-style-name="P3" draw:layer="layout" svg:width="0.788cm" svg:height="0.962cm" svg:x="14.442cm" svg:y="5.198cm">
          <draw:text-box>
            <text:p>C</text:p>
          </draw:text-box>
        </draw:frame>
        <draw:line draw:style-name="gr4" draw:text-style-name="P1" draw:layer="layout" svg:x1="13.343cm" svg:y1="14.33cm" svg:x2="14.931cm" svg:y2="11.959cm">
          <text:p/>
        </draw:line>
        <draw:line draw:style-name="gr4" draw:text-style-name="P1" draw:layer="layout" svg:x1="15.201cm" svg:y1="11.876cm" svg:x2="18.778cm" svg:y2="11.077cm">
          <text:p/>
        </draw:line>
        <draw:line draw:style-name="gr7" draw:text-style-name="P1" draw:layer="layout" svg:x1="13.487cm" svg:y1="14.276cm" svg:x2="18.827cm" svg:y2="11.174cm">
          <text:p/>
        </draw:line>
        <draw:frame draw:style-name="gr5" draw:text-style-name="P3" draw:layer="layout" svg:width="0.635cm" svg:height="0.962cm" svg:x="13.49cm" svg:y="12.379cm">
          <draw:text-box>
            <text:p>u</text:p>
          </draw:text-box>
        </draw:frame>
        <draw:frame draw:style-name="gr5" draw:text-style-name="P3" draw:layer="layout" svg:width="0.635cm" svg:height="0.962cm" svg:x="16.591cm" svg:y="10.579cm">
          <draw:text-box>
            <text:p>v</text:p>
          </draw:text-box>
        </draw:frame>
        <draw:frame draw:style-name="gr5" draw:text-style-name="P3" draw:layer="layout" svg:width="0.635cm" svg:height="0.962cm" svg:x="16.03cm" svg:y="12.379cm">
          <draw:text-box>
            <text:p>w</text:p>
          </draw:text-box>
        </draw:frame>
        <draw:ellipse draw:style-name="gr9" draw:text-style-name="P2" draw:layer="layout" svg:width="1.874cm" svg:height="1.958cm" svg:x="14.17cm" svg:y="10.885cm" draw:kind="arc" draw:start-angle="235.12" draw:end-angle="9.44">
          <text:p/>
        </draw:ellipse>
        <draw:ellipse draw:style-name="gr9" draw:text-style-name="P2" draw:layer="layout" svg:width="1.445cm" svg:height="1.485cm" svg:x="12.642cm" svg:y="13.62cm" draw:kind="arc" draw:start-angle="28.06" draw:end-angle="54.87">
          <text:p/>
        </draw:ellipse>
        <draw:ellipse draw:style-name="gr9" draw:text-style-name="P2" draw:layer="layout" svg:width="1.662cm" svg:height="1.651cm" svg:x="17.853cm" svg:y="10.426cm" draw:kind="arc" draw:start-angle="185.92" draw:end-angle="212.01">
          <text:p/>
        </draw:ellipse>
        <draw:line draw:style-name="gr4" draw:text-style-name="P1" draw:layer="layout" svg:x1="13.331cm" svg:y1="19.444cm" svg:x2="14.919cm" svg:y2="17.073cm">
          <text:p/>
        </draw:line>
        <draw:line draw:style-name="gr4" draw:text-style-name="P1" draw:layer="layout" svg:x1="15.189cm" svg:y1="16.99cm" svg:x2="18.766cm" svg:y2="16.191cm">
          <text:p/>
        </draw:line>
        <draw:line draw:style-name="gr7" draw:text-style-name="P1" draw:layer="layout" svg:x1="13.475cm" svg:y1="19.39cm" svg:x2="18.815cm" svg:y2="16.288cm">
          <text:p/>
        </draw:line>
        <draw:frame draw:style-name="gr5" draw:text-style-name="P3" draw:layer="layout" svg:width="0.635cm" svg:height="0.962cm" svg:x="13.478cm" svg:y="17.493cm">
          <draw:text-box>
            <text:p>u</text:p>
          </draw:text-box>
        </draw:frame>
        <draw:frame draw:style-name="gr5" draw:text-style-name="P3" draw:layer="layout" svg:width="0.635cm" svg:height="0.962cm" svg:x="16.579cm" svg:y="15.793cm">
          <draw:text-box>
            <text:p>v</text:p>
          </draw:text-box>
        </draw:frame>
        <draw:frame draw:style-name="gr5" draw:text-style-name="P3" draw:layer="layout" svg:width="0.635cm" svg:height="0.962cm" svg:x="16.018cm" svg:y="17.493cm">
          <draw:text-box>
            <text:p>w</text:p>
          </draw:text-box>
        </draw:frame>
        <draw:ellipse draw:style-name="gr9" draw:text-style-name="P2" draw:layer="layout" svg:width="1.445cm" svg:height="1.485cm" svg:x="12.63cm" svg:y="18.734cm" draw:kind="arc" draw:start-angle="28.06" draw:end-angle="54.87">
          <text:p/>
        </draw:ellipse>
        <draw:ellipse draw:style-name="gr9" draw:text-style-name="P2" draw:layer="layout" svg:width="1.662cm" svg:height="1.651cm" svg:x="17.841cm" svg:y="15.54cm" draw:kind="arc" draw:start-angle="185.92" draw:end-angle="212.01">
          <text:p/>
        </draw:ellipse>
        <draw:frame draw:style-name="gr11" draw:text-style-name="P4" draw:layer="layout" svg:width="1.11cm" svg:height="0.725cm" svg:x="17.747cm" svg:y="11.577cm">
          <draw:text-box>
            <text:p><text:span text:style-name="T1">θ</text:span><text:span text:style-name="T2">6</text:span></text:p>
          </draw:text-box>
        </draw:frame>
        <draw:frame draw:style-name="gr11" draw:text-style-name="P4" draw:layer="layout" svg:width="1.11cm" svg:height="0.725cm" svg:x="17.763cm" svg:y="16.728cm">
          <draw:text-box>
            <text:p><text:span text:style-name="T1">θ</text:span><text:span text:style-name="T2">6</text:span></text:p>
          </draw:text-box>
        </draw:frame>
        <draw:frame draw:style-name="gr11" draw:text-style-name="P4" draw:layer="layout" svg:width="1.11cm" svg:height="0.725cm" svg:x="13.897cm" svg:y="13.847cm">
          <draw:text-box>
            <text:p><text:span text:style-name="T1">θ</text:span><text:span text:style-name="T2">1</text:span></text:p>
          </draw:text-box>
        </draw:frame>
        <draw:frame draw:style-name="gr11" draw:text-style-name="P4" draw:layer="layout" svg:width="1.11cm" svg:height="0.725cm" svg:x="13.897cm" svg:y="18.948cm">
          <draw:text-box>
            <text:p><text:span text:style-name="T1">θ</text:span><text:span text:style-name="T2">1</text:span></text:p>
          </draw:text-box>
        </draw:frame>
        <draw:frame draw:style-name="gr11" draw:text-style-name="P4" draw:layer="layout" svg:width="1.028cm" svg:height="0.725cm" svg:x="14.93cm" svg:y="12.073cm">
          <draw:text-box>
            <text:p><text:span text:style-name="T1">θ</text:span><text:span text:style-name="T1">5</text:span></text:p>
          </draw:text-box>
        </draw:frame>
        <draw:line draw:style-name="gr4" draw:text-style-name="P1" draw:layer="layout" svg:x1="13.331cm" svg:y1="19.431cm" svg:x2="14.919cm" svg:y2="17.06cm">
          <text:p/>
        </draw:line>
        <draw:line draw:style-name="gr4" draw:text-style-name="P1" draw:layer="layout" svg:x1="15.189cm" svg:y1="16.977cm" svg:x2="18.766cm" svg:y2="16.178cm">
          <text:p/>
        </draw:line>
        <draw:line draw:style-name="gr7" draw:text-style-name="P1" draw:layer="layout" svg:x1="13.475cm" svg:y1="19.377cm" svg:x2="18.815cm" svg:y2="16.275cm">
          <text:p/>
        </draw:line>
        <draw:ellipse draw:style-name="gr9" draw:text-style-name="P2" draw:layer="layout" svg:width="1.445cm" svg:height="1.485cm" svg:x="12.63cm" svg:y="18.721cm" draw:kind="arc" draw:start-angle="28.06" draw:end-angle="54.87">
          <text:p/>
        </draw:ellipse>
        <draw:ellipse draw:style-name="gr9" draw:text-style-name="P2" draw:layer="layout" svg:width="1.662cm" svg:height="1.651cm" svg:x="17.841cm" svg:y="15.527cm" draw:kind="arc" draw:start-angle="185.92" draw:end-angle="212.01">
          <text:p/>
        </draw:ellipse>
        <draw:line draw:style-name="gr2" draw:text-style-name="P1" draw:layer="layout" svg:x1="17.578cm" svg:y1="17.018cm" svg:x2="13.179cm" svg:y2="17.018cm">
          <text:p/>
        </draw:line>
        <draw:frame draw:style-name="gr11" draw:text-style-name="P4" draw:layer="layout" svg:width="1.105cm" svg:height="0.725cm" svg:x="14.712cm" svg:y="15.817cm">
          <draw:text-box>
            <text:p><text:span text:style-name="T1">θ</text:span><text:span text:style-name="T1">7</text:span></text:p>
          </draw:text-box>
        </draw:frame>
        <draw:circle draw:style-name="gr8" draw:text-style-name="P2" draw:layer="layout" svg:width="2.686cm" svg:height="2.686cm" svg:x="13.984cm" svg:y="15.633cm" draw:kind="arc" draw:start-angle="358.22" draw:end-angle="62.64">
          <text:p/>
        </draw:circle>
        <draw:frame draw:style-name="gr11" draw:text-style-name="P4" draw:layer="layout" svg:width="1.105cm" svg:height="0.725cm" svg:x="15.022cm" svg:y="15.214cm">
          <draw:text-box>
            <text:p><text:span text:style-name="T1">θ</text:span><text:span text:style-name="T1">2</text:span></text:p>
          </draw:text-box>
        </draw:frame>
        <draw:line draw:style-name="gr1" draw:text-style-name="P1" draw:layer="layout" svg:x1="2.886cm" svg:y1="20.731cm" svg:x2="2.855cm" svg:y2="25.807cm">
          <text:p/>
        </draw:line>
        <draw:line draw:style-name="gr1" draw:text-style-name="P1" draw:layer="layout" svg:x1="2.22cm" svg:y1="25.184cm" svg:x2="10.585cm" svg:y2="25.184cm">
          <text:p/>
        </draw:line>
        <draw:line draw:style-name="gr2" draw:text-style-name="P1" draw:layer="layout" svg:x1="4.19cm" svg:y1="25.172cm" svg:x2="4.19cm" svg:y2="25.807cm">
          <text:p/>
        </draw:line>
        <draw:line draw:style-name="gr2" draw:text-style-name="P1" draw:layer="layout" svg:x1="3.49cm" svg:y1="25.173cm" svg:x2="3.49cm" svg:y2="25.808cm">
          <text:p/>
        </draw:line>
        <draw:line draw:style-name="gr2" draw:text-style-name="P1" draw:layer="layout" svg:x1="4.89cm" svg:y1="25.173cm" svg:x2="4.89cm" svg:y2="25.808cm">
          <text:p/>
        </draw:line>
        <draw:line draw:style-name="gr2" draw:text-style-name="P1" draw:layer="layout" svg:x1="5.59cm" svg:y1="25.174cm" svg:x2="5.59cm" svg:y2="25.809cm">
          <text:p/>
        </draw:line>
        <draw:line draw:style-name="gr2" draw:text-style-name="P1" draw:layer="layout" svg:x1="6.29cm" svg:y1="25.175cm" svg:x2="6.29cm" svg:y2="25.81cm">
          <text:p/>
        </draw:line>
        <draw:line draw:style-name="gr2" draw:text-style-name="P1" draw:layer="layout" svg:x1="6.99cm" svg:y1="25.175cm" svg:x2="6.99cm" svg:y2="25.81cm">
          <text:p/>
        </draw:line>
        <draw:line draw:style-name="gr2" draw:text-style-name="P1" draw:layer="layout" svg:x1="7.69cm" svg:y1="25.176cm" svg:x2="7.69cm" svg:y2="25.811cm">
          <text:p/>
        </draw:line>
        <draw:line draw:style-name="gr2" draw:text-style-name="P1" draw:layer="layout" svg:x1="2.855cm" svg:y1="24.537cm" svg:x2="2.22cm" svg:y2="24.537cm">
          <text:p/>
        </draw:line>
        <draw:line draw:style-name="gr2" draw:text-style-name="P1" draw:layer="layout" svg:x1="2.856cm" svg:y1="23.837cm" svg:x2="2.221cm" svg:y2="23.837cm">
          <text:p/>
        </draw:line>
        <draw:line draw:style-name="gr2" draw:text-style-name="P1" draw:layer="layout" svg:x1="2.856cm" svg:y1="23.137cm" svg:x2="2.221cm" svg:y2="23.137cm">
          <text:p/>
        </draw:line>
        <draw:line draw:style-name="gr2" draw:text-style-name="P1" draw:layer="layout" svg:x1="2.857cm" svg:y1="22.437cm" svg:x2="2.222cm" svg:y2="22.437cm">
          <text:p/>
        </draw:line>
        <draw:custom-shape draw:style-name="gr3" draw:text-style-name="P2" draw:layer="layout" svg:width="0.318cm" svg:height="0.317cm" svg:x="5.695cm" svg:y="2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55cm" svg:y1="24.372cm" svg:x2="5.743cm" svg:y2="22.001cm">
          <text:p/>
        </draw:line>
        <draw:frame draw:style-name="gr5" draw:text-style-name="P3" draw:layer="layout" svg:width="1.588cm" svg:height="0.962cm" svg:x="3.295cm" svg:y="23.897cm">
          <draw:text-box>
            <text:p>P</text:p>
          </draw:text-box>
        </draw:frame>
        <draw:line draw:style-name="gr6" draw:text-style-name="P1" draw:layer="layout" svg:x1="4.143cm" svg:y1="24.383cm" svg:x2="4.156cm" svg:y2="21.048cm">
          <text:p/>
        </draw:line>
        <draw:line draw:style-name="gr6" draw:text-style-name="P1" draw:layer="layout" svg:x1="4.142cm" svg:y1="24.403cm" svg:x2="9.872cm" svg:y2="24.403cm">
          <text:p/>
        </draw:line>
        <draw:frame draw:style-name="gr5" draw:text-style-name="P3" draw:layer="layout" svg:width="0.952cm" svg:height="0.962cm" svg:x="3.203cm" svg:y="20.685cm">
          <draw:text-box>
            <text:p>a</text:p>
          </draw:text-box>
        </draw:frame>
        <draw:frame draw:style-name="gr5" draw:text-style-name="P3" draw:layer="layout" svg:width="0.952cm" svg:height="0.962cm" svg:x="9.208cm" svg:y="24.29cm">
          <draw:text-box>
            <text:p>b</text:p>
          </draw:text-box>
        </draw:frame>
        <draw:frame draw:style-name="gr5" draw:text-style-name="P3" draw:layer="layout" svg:width="0.635cm" svg:height="0.962cm" svg:x="4.29cm" svg:y="22.385cm">
          <draw:text-box>
            <text:p>u</text:p>
          </draw:text-box>
        </draw:frame>
        <draw:frame draw:style-name="gr5" draw:text-style-name="P3" draw:layer="layout" svg:width="1.588cm" svg:height="0.962cm" svg:x="5.195cm" svg:y="20.797cm">
          <draw:text-box>
            <text:p>Q</text:p>
          </draw:text-box>
        </draw:frame>
        <draw:custom-shape draw:style-name="gr3" draw:text-style-name="P2" draw:layer="layout" svg:width="0.318cm" svg:height="0.317cm" svg:x="3.996cm" svg:y="2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13cm" svg:y1="21.918cm" svg:x2="9.59cm" svg:y2="21.119cm">
          <text:p/>
        </draw:line>
        <draw:line draw:style-name="gr2" draw:text-style-name="P1" draw:layer="layout" svg:x1="2.22cm" svg:y1="21.042cm" svg:x2="2.844cm" svg:y2="21.042cm">
          <text:p/>
        </draw:line>
        <draw:line draw:style-name="gr2" draw:text-style-name="P1" draw:layer="layout" svg:x1="2.856cm" svg:y1="20.337cm" svg:x2="2.221cm" svg:y2="20.337cm">
          <text:p/>
        </draw:line>
        <draw:line draw:style-name="gr2" draw:text-style-name="P1" draw:layer="layout" svg:x1="9.09cm" svg:y1="25.173cm" svg:x2="9.09cm" svg:y2="25.808cm">
          <text:p/>
        </draw:line>
        <draw:line draw:style-name="gr2" draw:text-style-name="P1" draw:layer="layout" svg:x1="8.39cm" svg:y1="25.174cm" svg:x2="8.39cm" svg:y2="25.809cm">
          <text:p/>
        </draw:line>
        <draw:line draw:style-name="gr2" draw:text-style-name="P1" draw:layer="layout" svg:x1="9.79cm" svg:y1="25.196cm" svg:x2="9.79cm" svg:y2="25.809cm">
          <text:p/>
        </draw:line>
        <draw:line draw:style-name="gr2" draw:text-style-name="P1" draw:layer="layout" svg:x1="10.49cm" svg:y1="25.175cm" svg:x2="10.49cm" svg:y2="25.81cm">
          <text:p/>
        </draw:line>
        <draw:custom-shape draw:style-name="gr3" draw:text-style-name="P2" draw:layer="layout" svg:width="0.318cm" svg:height="0.317cm" svg:x="9.597cm" svg:y="2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299cm" svg:y1="24.318cm" svg:x2="9.639cm" svg:y2="21.216cm">
          <text:p/>
        </draw:line>
        <draw:frame draw:style-name="gr5" draw:text-style-name="P3" draw:layer="layout" svg:width="0.635cm" svg:height="0.962cm" svg:x="6.891cm" svg:y="20.685cm">
          <draw:text-box>
            <text:p>v</text:p>
          </draw:text-box>
        </draw:frame>
        <draw:frame draw:style-name="gr5" draw:text-style-name="P3" draw:layer="layout" svg:width="0.635cm" svg:height="0.962cm" svg:x="6.991cm" svg:y="22.485cm">
          <draw:text-box>
            <text:p>w</text:p>
          </draw:text-box>
        </draw:frame>
        <draw:line draw:style-name="gr2" draw:text-style-name="P1" draw:layer="layout" svg:x1="2.22cm" svg:y1="21.742cm" svg:x2="2.844cm" svg:y2="21.742cm">
          <text:p/>
        </draw:line>
        <draw:circle draw:style-name="gr9" draw:text-style-name="P2" draw:layer="layout" svg:width="4.111cm" svg:height="4.111cm" svg:x="2.52cm" svg:y="22.289cm" draw:kind="arc" draw:start-angle="357.74" draw:end-angle="34.97">
          <text:p/>
        </draw:circle>
        <draw:frame draw:style-name="gr10" draw:text-style-name="P4" draw:layer="layout" svg:width="0.998cm" svg:height="1.199cm" svg:x="6.208cm" svg:y="24.29cm">
          <draw:text-box>
            <text:p><text:span text:style-name="T1">θ</text:span><text:span text:style-name="T1">3</text:span></text:p>
          </draw:text-box>
        </draw:frame>
      </draw:page>
      <draw:page draw:name="page3" draw:style-name="dp1" draw:master-page-name="Default">
        <draw:custom-shape draw:style-name="gr15" draw:text-style-name="P5" draw:layer="layout" svg:width="6.311cm" svg:height="6.311cm" svg:x="7.395cm" svg:y="6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311cm" svg:height="2.646cm" svg:x="7.395cm" svg:y="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43cm" svg:height="6.311cm" svg:x="9.295cm" svg:y="6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0.605cm" svg:y1="9.195cm" svg:x2="12.383cm" svg:y2="7.438cm">
          <text:p/>
        </draw:line>
        <draw:custom-shape draw:style-name="gr19" draw:text-style-name="P2" draw:layer="layout" svg:width="0.477cm" svg:height="0.477cm" svg:x="10.345cm" svg:y="8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0.519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0.259cm" style:type="center"/>
          <style:tab-stop style:position="20.519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0.259cm" style:type="center"/>
          <style:tab-stop style:position="20.519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2:19:51.733258484</meta:creation-date>
    <meta:generator>LibreOffice/7.5.9.2$Linux_X86_64 LibreOffice_project/50$Build-2</meta:generator>
    <dc:date>2024-06-20T00:55:31.284390140</dc:date>
    <meta:editing-duration>P1DT1H28M14S</meta:editing-duration>
    <meta:editing-cycles>3</meta:editing-cycles>
    <meta:document-statistic meta:object-count="374"/>
  </office:meta>
</office:document-meta>
</file>